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84ed" officeooo:paragraph-rsid="000884e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884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884ed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3"/><text:span text:style-name="T2"><text:s/></text:span><text:span text:style-name="T3">ASSIGNMENT NO:10</text:span></text:p>
      <text:p text:style-name="P4"/>
      <text:p text:style-name="P1"/>
      <text:p text:style-name="P1">Problem Statement:</text:p>
      <text:p text:style-name="Standard">Implement C++ program for expression conversion as infix to postfix and its evaluation uing stack</text:p>
      <text:p text:style-name="Standard">based on given conditions:</text:p>
      <text:p text:style-name="Standard">1.Operands and operator, both must be single character.</text:p>
      <text:p text:style-name="Standard">2. Input Postfix expression must be in desired format.</text:p>
      <text:p text:style-name="Standard">3. Only ‘+’, ‘-‘, ‘*’, ‘/’ operators are expected.</text:p>
      <text:p text:style-name="Standard"/>
      <text:p text:style-name="Standard"/>
      <text:p text:style-name="Standard"/>
      <text:p text:style-name="P2">CODE:</text:p>
      <text:p text:style-name="Standard"/>
      <text:p text:style-name="Standard">#include &lt;bits/stdc++.h&gt;</text:p>
      <text:p text:style-name="Standard">using namespace std;</text:p>
      <text:p text:style-name="Standard">int prec(char c)</text:p>
      <text:p text:style-name="Standard">{</text:p>
      <text:p text:style-name="Standard">if (c == '/' || c == '*')</text:p>
      <text:p text:style-name="Standard">return 2;</text:p>
      <text:p text:style-name="Standard">else if (c == '+' || c == '-')</text:p>
      <text:p text:style-name="Standard">return 1;</text:p>
      <text:p text:style-name="Standard">else</text:p>
      <text:p text:style-name="Standard">return -1;</text:p>
      <text:p text:style-name="Standard">}</text:p>
      <text:p text:style-name="Standard">void infixToPostfix(string s)</text:p>
      <text:p text:style-name="Standard">{</text:p>
      <text:p text:style-name="Standard">stack&lt;char&gt; st;</text:p>
      <text:p text:style-name="Standard">string result;</text:p>
      <text:p text:style-name="Standard">for (int i = 0; i &lt; s.length(); i++) {</text:p>
      <text:p text:style-name="Standard">char c = s[i];</text:p>
      <text:p text:style-name="Standard">if ((c &gt;= 'a' &amp;&amp; c &lt;= 'z') || (c &gt;= 'A' &amp;&amp; c &lt;= 'Z')||(c &gt;= '0' &amp;&amp; c &lt;= '9'))</text:p>
      <text:p text:style-name="Standard">result += c;</text:p>
      <text:p text:style-name="Standard">else {</text:p>
      <text:p text:style-name="Standard">while (!st.empty() &amp;&amp; prec(s[i]) &lt;= prec(st.top())) {</text:p>
      <text:p text:style-name="Standard">result += st.top();</text:p>
      <text:p text:style-name="Standard">st.pop();</text:p>
      <text:p text:style-name="Standard">}</text:p>
      <text:p text:style-name="Standard">st.push(c);</text:p>
      <text:p text:style-name="Standard">}</text:p>
      <text:p text:style-name="Standard">}</text:p>
      <text:p text:style-name="Standard">while (!st.empty()) {</text:p>
      <text:p text:style-name="Standard">result += st.top();</text:p>
      <text:p text:style-name="Standard">st.pop();</text:p>
      <text:p text:style-name="Standard">}</text:p>
      <text:p text:style-name="Standard">cout &lt;&lt; result &lt;&lt; endl;</text:p>
      <text:p text:style-name="Standard">}</text:p>
      <text:p text:style-name="Standard">int main()</text:p>
      <text:p text:style-name="Standard">{</text:p>
      <text:p text:style-name="Standard">string exp;</text:p>
      <text:p text:style-name="Standard">cout&lt;&lt;"Enter Expression : ";</text:p>
      <text:p text:style-name="Standard">cin&gt;&gt;exp;</text:p>
      <text:p text:style-name="Standard"><text:soft-page-break/>cout&lt;&lt;"After converting Infix to Postfix:\n";</text:p>
      <text:p text:style-name="Standard">infixToPostfix(exp);</text:p>
      <text:p text:style-name="Standard">return 0;</text:p>
      <text:p text:style-name="Standard">}</text:p>
      <text:p text:style-name="P1"/>
      <text:p text:style-name="P1"/>
      <text:p text:style-name="P1">Output:</text:p>
      <text:p text:style-name="P3">ubuntu@Tanishka:~$ g++ exp.cpp</text:p>
      <text:p text:style-name="P3">ubuntu@Tanishka:~$ ./a.out</text:p>
      <text:p text:style-name="P1"/>
      <text:p text:style-name="Standard">Enter Expression : A+B+C</text:p>
      <text:p text:style-name="Standard">After converting Infix to Postfix:</text:p>
      <text:p text:style-name="Standard">AB+C+</text:p>
      <text:p text:style-name="Standard"/>
      <text:p text:style-name="Standard">ubuntu@Tanishka:~$ g++ exp.cpp</text:p>
      <text:p text:style-name="Standard">ubuntu@Tanishka:~$ ./a.out</text:p>
      <text:p text:style-name="Standard"/>
      <text:p text:style-name="Standard">Enter Expression : a+b(c/d)</text:p>
      <text:p text:style-name="Standard">After converting Infix to Postfix:</text:p>
      <text:p text:style-name="Standard">ab+cd/()</text:p>
      <text:p text:style-name="Standard">ubuntu@Tanishka:~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20:02:49.824253550</meta:creation-date>
    <dc:date>2023-11-29T20:15:30.619957533</dc:date>
    <meta:editing-duration>PT2M10S</meta:editing-duration>
    <meta:editing-cycles>1</meta:editing-cycles>
    <meta:document-statistic meta:table-count="0" meta:image-count="0" meta:object-count="0" meta:page-count="2" meta:paragraph-count="62" meta:word-count="213" meta:character-count="1293" meta:non-whitespace-character-count="1097"/>
    <meta:generator>LibreOffice/7.3.7.2$Linux_X86_64 LibreOffice_project/30$Build-2</meta:generator>
  </office:meta>
</office:document-meta>
</file>